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weight="bold" officeooo:paragraph-rsid="001cf76a" style:font-weight-asian="bold" style:font-weight-complex="bold"/>
    </style:style>
    <style:style style:name="P4" style:family="paragraph" style:parent-style-name="Table_20_Contents">
      <style:text-properties fo:font-weight="bold" officeooo:paragraph-rsid="001cf76a" style:font-weight-asian="bold" style:font-weight-complex="bold"/>
    </style:style>
    <style:style style:name="P5" style:family="paragraph" style:parent-style-name="Table_20_Contents">
      <style:paragraph-properties fo:text-align="start" style:justify-single-word="false"/>
      <style:text-properties officeooo:paragraph-rsid="001cf76a"/>
    </style:style>
    <style:style style:name="P6" style:family="paragraph" style:parent-style-name="Table_20_Contents">
      <style:text-properties officeooo:paragraph-rsid="001cf76a"/>
    </style:style>
    <style:style style:name="P7" style:family="paragraph" style:parent-style-name="Table_20_Contents">
      <style:paragraph-properties fo:text-align="end" style:justify-single-word="false"/>
      <style:text-properties officeooo:rsid="00259995" officeooo:paragraph-rsid="00259995"/>
    </style:style>
    <style:style style:name="P8" style:family="paragraph" style:parent-style-name="Table_20_Contents">
      <style:paragraph-properties fo:text-align="justify" style:justify-single-word="false"/>
      <style:text-properties officeooo:rsid="00259995" officeooo:paragraph-rsid="00259995"/>
    </style:style>
    <style:style style:name="P9" style:family="paragraph" style:parent-style-name="Ensimmäinen_20_kappale">
      <style:text-properties officeooo:rsid="00259995" officeooo:paragraph-rsid="00259995"/>
    </style:style>
    <style:style style:name="P10" style:family="paragraph" style:parent-style-name="Ensimmäinen_20_kappale">
      <style:text-properties officeooo:rsid="0026fd22" officeooo:paragraph-rsid="0026fd22"/>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officeooo:rsid="001c9693" officeooo:paragraph-rsid="001c9693"/>
    </style:style>
    <style:style style:name="P13" style:family="paragraph" style:parent-style-name="Text_20_body">
      <style:text-properties officeooo:rsid="00259995" officeooo:paragraph-rsid="00259995"/>
    </style:style>
    <style:style style:name="P14" style:family="paragraph" style:parent-style-name="Standard">
      <style:paragraph-properties fo:line-height="100%"/>
      <style:text-properties officeooo:rsid="0009eb62" officeooo:paragraph-rsid="002a435e"/>
    </style:style>
    <style:style style:name="P15" style:family="paragraph" style:parent-style-name="Contents_20_2">
      <style:paragraph-properties>
        <style:tab-stops>
          <style:tab-stop style:position="0in"/>
          <style:tab-stop style:position="6.0063in" style:type="right" style:leader-style="dotted" style:leader-text="."/>
        </style:tab-stops>
      </style:paragraph-properties>
    </style:style>
    <style:style style:name="P16" style:family="paragraph" style:parent-style-name="Sisällysluettelo_20_numeroimaton">
      <style:paragraph-properties>
        <style:tab-stops>
          <style:tab-stop style:position="6.3016in" style:type="right" style:leader-style="dotted" style:leader-text="."/>
        </style:tab-stops>
      </style:paragraph-properties>
    </style:style>
    <style:style style:name="P17" style:family="paragraph" style:parent-style-name="Contents_20_3">
      <style:paragraph-properties>
        <style:tab-stops>
          <style:tab-stop style:position="0in"/>
          <style:tab-stop style:position="5.5146in" style:type="right" style:leader-style="dotted" style:leader-text="."/>
        </style:tab-stops>
      </style:paragraph-properties>
    </style:style>
    <style:style style:name="P18" style:family="paragraph" style:parent-style-name="Sisällysluettelo_20_ykköstaso">
      <style:paragraph-properties>
        <style:tab-stops>
          <style:tab-stop style:position="0in"/>
          <style:tab-stop style:position="6.3016in" style:type="right" style:leader-style="dotted" style:leader-text="."/>
        </style:tab-stops>
      </style:paragraph-properties>
    </style:style>
    <style:style style:name="P19" style:family="paragraph" style:parent-style-name="Footnote">
      <style:text-properties officeooo:rsid="002368d0" officeooo:paragraph-rsid="002368d0"/>
    </style:style>
    <style:style style:name="P20" style:family="paragraph" style:parent-style-name="Heading_20_1" style:master-page-name="">
      <style:paragraph-properties style:page-number="auto" fo:break-before="auto" fo:break-after="auto"/>
    </style:style>
    <style:style style:name="P21" style:family="paragraph" style:parent-style-name="Heading_20_1" style:master-page-name="">
      <style:paragraph-properties style:page-number="auto" fo:break-before="auto" fo:break-after="auto"/>
      <style:text-properties officeooo:paragraph-rsid="002cc46f"/>
    </style:style>
    <style:style style:name="P22" style:family="paragraph" style:parent-style-name="Heading_20_1" style:master-page-name="">
      <style:paragraph-properties style:page-number="auto" fo:break-before="auto" fo:break-after="auto"/>
      <style:text-properties officeooo:rsid="002cc46f" officeooo:paragraph-rsid="002cc46f"/>
    </style:style>
    <style:style style:name="P23" style:family="paragraph" style:parent-style-name="Johdantosivun_20_otsikko" style:master-page-name="">
      <style:paragraph-properties style:page-number="auto" fo:break-before="auto" fo:break-after="auto"/>
    </style:style>
    <style:style style:name="P24" style:family="paragraph" style:parent-style-name="Heading_20_2">
      <style:text-properties officeooo:paragraph-rsid="002cc46f"/>
    </style:style>
    <style:style style:name="P25" style:family="paragraph" style:parent-style-name="Koodi" style:list-style-name="Koodinumerointi"/>
    <style:style style:name="P26" style:family="paragraph" style:parent-style-name="Koodi" style:list-style-name="Koodinumerointi">
      <style:paragraph-properties fo:text-align="justify" style:justify-single-word="false"/>
    </style:style>
    <style:style style:name="P27" style:family="paragraph" style:parent-style-name="Text_20_body_20__28_user_29_">
      <style:paragraph-properties fo:margin-left="0in" fo:margin-right="0in" fo:margin-top="0in" fo:margin-bottom="0.0972in" loext:contextual-spacing="false" fo:line-height="150%" fo:text-align="start" style:justify-single-word="false" fo:orphans="2" fo:widows="2" fo:hyphenation-ladder-count="no-limit" fo:text-indent="0in" style:auto-text-indent="false" style:vertical-align="baseline" style:writing-mode="lr-tb"/>
      <style:text-properties fo:language="fi" fo:country="FI" officeooo:paragraph-rsid="002cc46f" fo:hyphenate="false" fo:hyphenation-remain-char-count="2" fo:hyphenation-push-char-count="2"/>
    </style:style>
    <style:style style:name="P28" style:family="paragraph" style:parent-style-name="Text_20_body_20__28_user_29_">
      <style:paragraph-properties fo:margin-left="0in" fo:margin-right="0in" fo:margin-top="0in" fo:margin-bottom="0.0972in" loext:contextual-spacing="false" fo:line-height="150%" fo:text-align="start" style:justify-single-word="false" fo:orphans="2" fo:widows="2" fo:hyphenation-ladder-count="no-limit" fo:text-indent="0in" style:auto-text-indent="false" style:vertical-align="baseline" style:writing-mode="lr-tb"/>
      <style:text-properties fo:language="fi" fo:country="FI" officeooo:rsid="0008aabf" officeooo:paragraph-rsid="002cc46f" fo:hyphenate="false" fo:hyphenation-remain-char-count="2" fo:hyphenation-push-char-count="2"/>
    </style:style>
    <style:style style:name="P29" style:family="paragraph" style:parent-style-name="Standard">
      <style:paragraph-properties fo:line-height="100%"/>
      <style:text-properties officeooo:rsid="001d7408" officeooo:paragraph-rsid="002cc46f"/>
    </style:style>
    <style:style style:name="P30" style:family="paragraph" style:parent-style-name="Standard">
      <style:paragraph-properties fo:line-height="150%"/>
      <style:text-properties officeooo:rsid="001d7408" officeooo:paragraph-rsid="002cc46f"/>
    </style:style>
    <style:style style:name="P31" style:family="paragraph" style:parent-style-name="Standard">
      <style:paragraph-properties fo:line-height="150%"/>
      <style:text-properties officeooo:rsid="0009eb62" officeooo:paragraph-rsid="002cc46f"/>
    </style:style>
    <style:style style:name="P32" style:family="paragraph" style:parent-style-name="Standard">
      <style:paragraph-properties fo:line-height="100%"/>
      <style:text-properties officeooo:rsid="0009eb62" officeooo:paragraph-rsid="002cc46f"/>
    </style:style>
    <style:style style:name="P33" style:family="paragraph" style:parent-style-name="Standard">
      <style:paragraph-properties fo:line-height="150%"/>
      <style:text-properties officeooo:rsid="000a2f9f" officeooo:paragraph-rsid="002cc46f"/>
    </style:style>
    <style:style style:name="P34" style:family="paragraph" style:parent-style-name="Standard">
      <style:paragraph-properties fo:line-height="150%"/>
      <style:text-properties officeooo:rsid="000fbfce" officeooo:paragraph-rsid="002cc46f"/>
    </style:style>
    <style:style style:name="P35" style:family="paragraph" style:parent-style-name="Standard">
      <style:paragraph-properties fo:line-height="150%"/>
      <style:text-properties fo:font-style="italic" officeooo:rsid="00138b6f" officeooo:paragraph-rsid="002cc46f" style:font-style-asian="italic" style:font-style-complex="italic"/>
    </style:style>
    <style:style style:name="P36" style:family="paragraph" style:parent-style-name="Standard">
      <style:paragraph-properties fo:line-height="150%"/>
      <style:text-properties fo:font-style="normal" officeooo:rsid="001898bf" officeooo:paragraph-rsid="002cc46f" style:font-style-asian="normal" style:font-style-complex="normal"/>
    </style:style>
    <style:style style:name="P37" style:family="paragraph" style:parent-style-name="Standard">
      <style:paragraph-properties fo:line-height="150%"/>
      <style:text-properties officeooo:rsid="001ec26f" officeooo:paragraph-rsid="002cc46f"/>
    </style:style>
    <style:style style:name="P38" style:family="paragraph" style:parent-style-name="Standard">
      <style:paragraph-properties fo:line-height="150%"/>
      <style:text-properties officeooo:rsid="00176237" officeooo:paragraph-rsid="002cc46f"/>
    </style:style>
    <style:style style:name="P39" style:family="paragraph" style:parent-style-name="Standard">
      <style:paragraph-properties fo:line-height="150%"/>
      <style:text-properties officeooo:rsid="00264de4" officeooo:paragraph-rsid="002cc46f"/>
    </style:style>
    <style:style style:name="P40" style:family="paragraph" style:parent-style-name="Standard">
      <style:paragraph-properties fo:line-height="150%"/>
      <style:text-properties fo:language="fi" fo:country="FI" officeooo:paragraph-rsid="002cc46f"/>
    </style:style>
    <style:style style:name="P41" style:family="paragraph" style:parent-style-name="Standard">
      <style:paragraph-properties fo:line-height="150%"/>
      <style:text-properties officeooo:rsid="00275245" officeooo:paragraph-rsid="002cc46f"/>
    </style:style>
    <style:style style:name="P42" style:family="paragraph" style:parent-style-name="Standard">
      <style:paragraph-properties fo:line-height="150%"/>
      <style:text-properties officeooo:rsid="0029be9f" officeooo:paragraph-rsid="002cc46f"/>
    </style:style>
    <style:style style:name="P43" style:family="paragraph" style:parent-style-name="Standard">
      <style:paragraph-properties fo:margin-left="0in" fo:margin-right="0in" fo:margin-top="0in" fo:margin-bottom="0.0972in" loext:contextual-spacing="false" fo:line-height="100%" fo:text-align="start" style:justify-single-word="false" fo:orphans="2" fo:widows="2" fo:hyphenation-ladder-count="no-limit" fo:text-indent="0in" style:auto-text-indent="false" style:vertical-align="baseline" style:writing-mode="lr-tb"/>
      <style:text-properties fo:language="fi" fo:country="FI" officeooo:rsid="0008aabf" officeooo:paragraph-rsid="002cc46f" fo:hyphenate="false" fo:hyphenation-remain-char-count="2" fo:hyphenation-push-char-count="2"/>
    </style:style>
    <style:style style:name="P44" style:family="paragraph" style:parent-style-name="Preformatted_20_Text">
      <style:paragraph-properties fo:margin-top="0in" fo:margin-bottom="0.1965in" loext:contextual-spacing="false"/>
    </style:style>
    <style:style style:name="P45" style:family="paragraph" style:parent-style-name="Preformatted_20_Text" style:master-page-name="First_20_Page">
      <style:paragraph-properties style:page-number="auto"/>
      <style:text-properties fo:language="fi" fo:country="FI"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2ddee" style:font-style-asian="italic" style:font-style-complex="italic"/>
    </style:style>
    <style:style style:name="T4" style:family="text">
      <style:text-properties fo:font-style="italic" officeooo:rsid="0024863a" style:font-style-asian="italic" style:font-style-complex="italic"/>
    </style:style>
    <style:style style:name="T5" style:family="text">
      <style:text-properties fo:font-style="italic" officeooo:rsid="001149f1" style:font-style-asian="italic" style:font-style-complex="italic"/>
    </style:style>
    <style:style style:name="T6" style:family="text">
      <style:text-properties fo:font-style="italic" officeooo:rsid="00154679" style:font-style-asian="italic" style:font-style-complex="italic"/>
    </style:style>
    <style:style style:name="T7" style:family="text">
      <style:text-properties fo:font-style="italic" officeooo:rsid="00138b6f" style:font-style-asian="italic" style:font-style-complex="italic"/>
    </style:style>
    <style:style style:name="T8" style:family="text">
      <style:text-properties fo:font-style="italic" officeooo:rsid="00138b6f" fo:background-color="#ffff00" loext:char-shading-value="0"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0a2f9f"/>
    </style:style>
    <style:style style:name="T11" style:family="text">
      <style:text-properties officeooo:rsid="001149f1"/>
    </style:style>
    <style:style style:name="T12" style:family="text">
      <style:text-properties style:text-underline-style="none" officeooo:rsid="001b9174"/>
    </style:style>
    <style:style style:name="T13" style:family="text">
      <style:text-properties officeooo:rsid="00138b6f"/>
    </style:style>
    <style:style style:name="T14" style:family="text">
      <style:text-properties officeooo:rsid="001ec26f"/>
    </style:style>
    <style:style style:name="T15" style:family="text">
      <style:text-properties officeooo:rsid="0017631f"/>
    </style:style>
    <style:style style:name="T16" style:family="text">
      <style:text-properties officeooo:rsid="00264de4"/>
    </style:style>
    <style:style style:name="T17" style:family="text">
      <style:text-properties officeooo:rsid="00275245"/>
    </style:style>
    <style:style style:name="T18" style:family="text">
      <style:text-properties officeooo:rsid="000a2f9f" fo:background-color="transparent" loext:char-shading-value="0"/>
    </style:style>
    <style:style style:name="T19" style:family="text">
      <style:text-properties fo:background-color="transparent" loext:char-shading-value="0"/>
    </style:style>
    <style:style style:name="T20" style:family="text">
      <style:text-properties officeooo:rsid="000a2f9f" fo:background-color="#ffff00" loext:char-shading-value="0"/>
    </style:style>
    <style:style style:name="T21" style:family="text">
      <style:text-properties fo:background-color="#ffff00" loext:char-shading-value="0"/>
    </style:style>
    <style:style style:name="T22" style:family="text">
      <style:text-properties style:text-position="0% 100%"/>
    </style:style>
    <style:style style:name="T23" style:family="text">
      <style:text-properties style:text-position="0% 100%" officeooo:rsid="001149f1"/>
    </style:style>
    <style:style style:name="T24" style:family="text">
      <style:text-properties style:text-position="0% 100%" officeooo:rsid="001ec26f"/>
    </style:style>
    <style:style style:name="T25" style:family="text">
      <style:text-properties style:text-position="0% 100%" officeooo:rsid="0017631f"/>
    </style:style>
    <style:style style:name="T26" style:family="text">
      <style:text-properties fo:background-color="#ffff66" loext:char-shading-value="0"/>
    </style:style>
    <style:style style:name="T27" style:family="text">
      <style:text-properties officeooo:rsid="002f45f1" fo:background-color="#ffff66"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odilistaus"/>
      </text:sequence-decls>
      <text:p text:style-name="P45"/>
      <text:table-of-content text:style-name="Sect1" text:protected="true" text:name="Sisällysluettelo1">
        <text:table-of-content-source text:outline-level="3" text:use-index-source-styles="true">
          <text:index-title-template text:style-name="Johdantosivun_20_otsikko">Sisällys</text:index-title-template>
          <text:table-of-content-entry-template text:outline-level="1" text:style-name="Sisällysluettelo_20_ykköstaso">
            <text:index-entry-chapter/>
            <text:index-entry-tab-stop style:type="left" style:position="0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in"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in"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in"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in"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in" style:leader-char=" "/>
            <text:index-entry-text/>
            <text:index-entry-tab-stop style:type="right" style:leader-char="."/>
            <text:index-entry-page-number/>
          </text:table-of-content-entry-template>
          <text:table-of-content-entry-template text:outline-level="10" text:style-name="Sisällysluettelo_20_numeroimaton">
            <text:index-entry-chapter/>
            <text:index-entry-text/>
            <text:index-entry-tab-stop style:type="right" style:leader-char="."/>
            <text:index-entry-page-number/>
          </text:table-of-content-entry-template>
          <text:index-source-styles text:outline-level="10">
            <text:index-source-style text:style-name="Liitesivujen_20_otsikko"/>
          </text:index-source-styles>
        </text:table-of-content-source>
        <text:index-body>
          <text:index-title text:style-name="Sect1" text:name="Sisällysluettelo1_Head">
            <text:p text:style-name="P23">Sisällys</text:p>
          </text:index-title>
          <text:p text:style-name="P18">1<text:tab/>Johdanto<text:tab/>1</text:p>
          <text:p text:style-name="P18">2<text:tab/>Opinnäytetyön rakenne<text:tab/>2</text:p>
          <text:p text:style-name="P15">2.1<text:tab/>Opinnäytetyön nimi<text:tab/>2</text:p>
          <text:p text:style-name="P15">2.2<text:tab/>Nimiölehti<text:tab/>2</text:p>
          <text:p text:style-name="P15">2.3<text:tab/>Tiivistelmät<text:tab/>2</text:p>
          <text:p text:style-name="P18">3<text:tab/>Opinnäytetyön ulkoasu ja otsikko, joka menee monelle riville<text:tab/>4</text:p>
          <text:p text:style-name="P15">3.1<text:tab/>Matemaattisten merkintöjen käyttämisestä tekstissä, tämäkin otsikko menee usealle riville<text:tab/>4</text:p>
          <text:p text:style-name="P17">3.1.1<text:tab/>Teknisfysikaalisen tekstin tavoite on yleensä selittää käsiteltävien asioiden loogisia syy- ja seuraussuhteita<text:tab/>4</text:p>
          <text:p text:style-name="P17">3.1.2<text:tab/>Käytännöllisiä kirjoitusohjeita<text:tab/>5</text:p>
          <text:p text:style-name="P16">Lähteet<text:tab/>7</text:p>
          <text:p text:style-name="P16">Lähdeluettelo<text:tab/>8</text:p>
        </text:index-body>
      </text:table-of-content>
      <text:p text:style-name="Text_20_body"/>
      <text:h text:style-name="P22" text:outline-level="1">Johdanto</text:h>
      <text:h text:style-name="P21" text:outline-level="1">Käyttäjän huomioiminen suunnittelussa</text:h>
      <text:p text:style-name="P31">Ohjelmistot tarjoavat käyttäjälleen tietyn rajapinnan, jota käyttää. Käyttäjän suorittaessa tehtäviä sovelluksen avulla, käyttäjä ja systeemi ovat jatkuvassa vuorovaikutuksessa keskenään. Ohjelmistotuotannossa järjestelmä nähdään kuitenkin herkästi kokoelmana toiminnallisuuksia. Nämä toiminnallisuudet ja <text:span text:style-name="T10">niihin liittyvät </text:span>käsitteet pyritään mallintamaan loogisesti ja teknisesti järkevällä tavalla. <text:span text:style-name="T10">Sovellusarkkitehti pyrkii abstraktoimaan käsitteet ja toiminnallisuudet koneen käsittelytapaan sopivaan malliin. Tämä saattaa luoda käyttäjälle vieraita rinnastuksia. Esimerkiksi yrityksellä ja henkilöllä voi molemmilla olla nimi ja osoite, mutta käyttäjän mielessä näillä ei ole mitään tekemistä toistensa kanssa, kun taas järjestelmässä ne voivat olla periytetty samasta kantaluokasta. Toisaalta käyttäjän mielikuvissa lähellä toisiaan olevilla käsitteillä ei </text:span><text:soft-page-break/><text:span text:style-name="T10">järjestelmän kannalta ole välttämättä muuta yhteistä kuin sijainti. </text:span><text:span text:style-name="T18">Jos järjestelmän ja käyttäjien vuorovaikutukseen ei kiinnitetä huomiota, järjestelmät suunnitellaan tyypillisesti toteuttamaan kasa toimintoja ja vaikka tämä lähestymistapa voi olla insinöörityön näkökulmasta tehokas, tehokkuus saavutetaan usein järjestelmän käyttäjien kustannuksella </text:span><text:span text:style-name="T20">[Interaction design -beoynd human-computer interaction].</text:span><text:span text:style-name="T10"> </text:span></text:p>
      <text:p text:style-name="P33"/>
      <text:p text:style-name="P34"><text:span text:style-name="T19">Ihmisen ja tietokoneen välinen vuorovaikutus (HCI) on osa suurempaa kokonaisuutta </text:span><text:span text:style-name="T21">[Interaction design -beoynd human-computer interaction],</text:span> jonka juuret juontavat tehdastyön tehokkuuden parantamisen tutkimiseen 1900 -luvun alussa <text:reference-mark-start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2EcUoHni6f"/><text:span text:style-name="T22">(Grudin, 2012)</text:span><text:reference-mark-end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2EcUoHni6f"/>⁠. Ihmisen ja tietokoneen välisen vuorovaikutuksen tutkimisen tarve alkoi kasvaa tietokoneiden siirtyessä 80-luvulla yhä enemmän suuren, kouluttamattoman yleisön käytettäväksi <text:reference-mark-start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xXPtIKjw98"/><text:span text:style-name="T22">(Grudin, 2012)</text:span><text:reference-mark-end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xXPtIKjw98"/>⁠. <text:span text:style-name="T19">Teknologisen kehityksen myötä 1990-luvulla tultiin pisteeseen, jossa tuli realistiseksi ajatukseksi kehittää sovelluksia kaikille ihmisille</text:span><text:span text:style-name="T21"> [beoynd hci]</text:span>. Teknologinen kehitys on jatkunut edelleen tietokoneiden siirryttyä yhä enemmän myös kodinkoneisiin ja mukanamme kantamiin laitteisiin. Nykyisin vuorovaikutus tietokoneiden kanssa on niin arkista, ettemme välttämättä edes ymmärrä käyttävämme tietokoneita. Vuorovaikutuksen lisäätyminen ja arkipäiväistyminen on tehnyt hyvästä suunnittelusta ja suunnittelumenetelmien käytöstä yhä tärkeämpää. (Meneekö vähän ohi fokuksen?)</text:p>
      <text:h text:style-name="P24" text:outline-level="2">Ihmiskeskeinen suunnittelu</text:h>
      <text:p text:style-name="P34">Ihmiskeskeinen suunnittelu (HCD = human-centered design) on vallitseva lähestymistapa HCI -kehitykseen<text:reference-mark-start text:name="ADDIN CSL_CITATION {&quot;properties&quot;: {&quot;noteIndex&quot;: 0}, &quot;mendeley&quot;: {&quot;plainTextFormattedCitation&quot;: &quot;(Kuusinen, 2015)&quot;, &quot;formattedCitation&quot;: &quot;(Kuusinen, 2015)&quot;, &quot;previouslyFormattedCitation&quot;: &quot;(Kuusinen, 2015)&quot;}, &quot;citationItems&quot;: [{&quot;id&quot;: &quot;ITEM-1&quot;, &quot;itemData&quot;: {&quot;id&quot;: &quot;ITEM-1&quot;, &quot;issue&quot;: &quot;November&quot;, &quot;title&quot;: &quot;Integrating UX Work in Agile Enterprise Software Development&quot;, &quot;type&quot;: &quot;book&quot;, &quot;ISBN&quot;: &quot;9789521536052&quot;, &quot;issued&quot;: {&quot;date-parts&quot;: [[&quot;2015&quot;]]}, &quot;author&quot;: [{&quot;family&quot;: &quot;Kuusinen&quot;, &quot;parse-names&quot;: false, &quot;suffix&quot;: &quot;&quot;, &quot;non-dropping-particle&quot;: &quot;&quot;, &quot;dropping-particle&quot;: &quot;&quot;, &quot;given&quot;: &quot;Kati&quot;}]}, &quot;uris&quot;: [&quot;http://www.mendeley.com/documents/?uuid=aa007c90-e73d-44f5-b983-f713f44ad332&quot;]}], &quot;schema&quot;: &quot;https://github.com/citation-style-language/schema/raw/master/csl-citation.json&quot;} RNDOqrIn1Zdyv"/><text:span text:style-name="T22">(Kuusinen, 2015)</text:span><text:reference-mark-end text:name="ADDIN CSL_CITATION {&quot;properties&quot;: {&quot;noteIndex&quot;: 0}, &quot;mendeley&quot;: {&quot;plainTextFormattedCitation&quot;: &quot;(Kuusinen, 2015)&quot;, &quot;formattedCitation&quot;: &quot;(Kuusinen, 2015)&quot;, &quot;previouslyFormattedCitation&quot;: &quot;(Kuusinen, 2015)&quot;}, &quot;citationItems&quot;: [{&quot;id&quot;: &quot;ITEM-1&quot;, &quot;itemData&quot;: {&quot;id&quot;: &quot;ITEM-1&quot;, &quot;issue&quot;: &quot;November&quot;, &quot;title&quot;: &quot;Integrating UX Work in Agile Enterprise Software Development&quot;, &quot;type&quot;: &quot;book&quot;, &quot;ISBN&quot;: &quot;9789521536052&quot;, &quot;issued&quot;: {&quot;date-parts&quot;: [[&quot;2015&quot;]]}, &quot;author&quot;: [{&quot;family&quot;: &quot;Kuusinen&quot;, &quot;parse-names&quot;: false, &quot;suffix&quot;: &quot;&quot;, &quot;non-dropping-particle&quot;: &quot;&quot;, &quot;dropping-particle&quot;: &quot;&quot;, &quot;given&quot;: &quot;Kati&quot;}]}, &quot;uris&quot;: [&quot;http://www.mendeley.com/documents/?uuid=aa007c90-e73d-44f5-b983-f713f44ad332&quot;]}], &quot;schema&quot;: &quot;https://github.com/citation-style-language/schema/raw/master/csl-citation.json&quot;} RNDOqrIn1Zdyv"/>⁠ . <text:span text:style-name="T11">Ihmiskeskeisen suunnittelun lisäksi käytetään myös sisällöltään lähes vastaavaa termiä käyttäjäkeskeinen suunnittelu (</text:span><text:span text:style-name="T12">U</text:span><text:span text:style-name="T11">CD = user-centered design). Termejä käytetään tässä työssä samassa merkityksessä, samoin kuin useissa työssä käytetyissä lähteissä</text:span><text:reference-mark-start text:name="ADDIN CSL_CITATION {&quot;properties&quot;: {&quot;noteIndex&quot;: 0}, &quot;mendeley&quot;: {&quot;plainTextFormattedCitation&quot;: &quot;(Kujala, Roto, V\u00e4\u00e4n\u00e4nen-Vainio-Mattila, &amp; Sinnel\u00e4, 2011)&quot;, &quot;formattedCitation&quot;: &quot;(Kujala, Roto, V\u00e4\u00e4n\u00e4nen-Vainio-Mattila, &amp; Sinnel\u00e4, 2011)&quot;, &quot;previouslyFormattedCitation&quot;: &quot;(Kujala, Roto, V\u00e4\u00e4n\u00e4nen-Vainio-Mattila, &amp; Sinnel\u00e4,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6lk4flF7PI"/><text:span text:style-name="T23">(Kujala, Roto, Väänänen-Vainio-Mattila, &amp; Sinnelä, 2011)</text:span><text:reference-mark-end text:name="ADDIN CSL_CITATION {&quot;properties&quot;: {&quot;noteIndex&quot;: 0}, &quot;mendeley&quot;: {&quot;plainTextFormattedCitation&quot;: &quot;(Kujala, Roto, V\u00e4\u00e4n\u00e4nen-Vainio-Mattila, &amp; Sinnel\u00e4, 2011)&quot;, &quot;formattedCitation&quot;: &quot;(Kujala, Roto, V\u00e4\u00e4n\u00e4nen-Vainio-Mattila, &amp; Sinnel\u00e4, 2011)&quot;, &quot;previouslyFormattedCitation&quot;: &quot;(Kujala, Roto, V\u00e4\u00e4n\u00e4nen-Vainio-Mattila, &amp; Sinnel\u00e4,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6lk4flF7PI"/><text:span text:style-name="T11">⁠</text:span><text:reference-mark-start text:name="ADDIN CSL_CITATION {&quot;properties&quot;: {&quot;noteIndex&quot;: 0}, &quot;mendeley&quot;: {&quot;plainTextFormattedCitation&quot;: &quot;(Lepp\u00e4nen, 2016)&quot;, &quot;formattedCitation&quot;: &quot;(Lepp\u00e4nen, 2016)&quot;, &quot;previouslyFormattedCitation&quot;: &quot;(Lepp\u00e4nen, 2016)&quot;}, &quot;citationItems&quot;: [{&quot;id&quot;: &quot;ITEM-1&quot;, &quot;itemData&quot;: {&quot;id&quot;: &quot;ITEM-1&quot;, &quot;type&quot;: &quot;article-journal&quot;, &quot;issued&quot;: {&quot;date-parts&quot;: [[&quot;2016&quot;]]}, &quot;author&quot;: [{&quot;family&quot;: &quot;Lepp\u00e4nen&quot;, &quot;parse-names&quot;: false, &quot;suffix&quot;: &quot;&quot;, &quot;non-dropping-particle&quot;: &quot;&quot;, &quot;dropping-particle&quot;: &quot;&quot;, &quot;given&quot;: &quot;Tiia&quot;}], &quot;title&quot;: &quot;Tiia lepp\u00e4nen hyvi\u00e4 k\u00e4yt\u00e4nt\u00f6j\u00e4 k\u00e4ytt\u00e4j\u00e4keskeisen suunnittelun integroimiseksi ketteriin ohjelmistokehitysprojekteihin&quot;}, &quot;uris&quot;: [&quot;http://www.mendeley.com/documents/?uuid=9d500cb7-f3f7-409a-929c-dccf7add17fe&quot;]}], &quot;schema&quot;: &quot;https://github.com/citation-style-language/schema/raw/master/csl-citation.json&quot;} RNDfAxifPvVu1"/><text:span text:style-name="T23">(Leppänen, 2016)</text:span><text:reference-mark-end text:name="ADDIN CSL_CITATION {&quot;properties&quot;: {&quot;noteIndex&quot;: 0}, &quot;mendeley&quot;: {&quot;plainTextFormattedCitation&quot;: &quot;(Lepp\u00e4nen, 2016)&quot;, &quot;formattedCitation&quot;: &quot;(Lepp\u00e4nen, 2016)&quot;, &quot;previouslyFormattedCitation&quot;: &quot;(Lepp\u00e4nen, 2016)&quot;}, &quot;citationItems&quot;: [{&quot;id&quot;: &quot;ITEM-1&quot;, &quot;itemData&quot;: {&quot;id&quot;: &quot;ITEM-1&quot;, &quot;type&quot;: &quot;article-journal&quot;, &quot;issued&quot;: {&quot;date-parts&quot;: [[&quot;2016&quot;]]}, &quot;author&quot;: [{&quot;family&quot;: &quot;Lepp\u00e4nen&quot;, &quot;parse-names&quot;: false, &quot;suffix&quot;: &quot;&quot;, &quot;non-dropping-particle&quot;: &quot;&quot;, &quot;dropping-particle&quot;: &quot;&quot;, &quot;given&quot;: &quot;Tiia&quot;}], &quot;title&quot;: &quot;Tiia lepp\u00e4nen hyvi\u00e4 k\u00e4yt\u00e4nt\u00f6j\u00e4 k\u00e4ytt\u00e4j\u00e4keskeisen suunnittelun integroimiseksi ketteriin ohjelmistokehitysprojekteihin&quot;}, &quot;uris&quot;: [&quot;http://www.mendeley.com/documents/?uuid=9d500cb7-f3f7-409a-929c-dccf7add17fe&quot;]}], &quot;schema&quot;: &quot;https://github.com/citation-style-language/schema/raw/master/csl-citation.json&quot;} RNDfAxifPvVu1"/><text:span text:style-name="T11">⁠ Ihmiskeskeinen suunnittelu on määritelty ISO 9241 -standardissa vuodelta 2010, jossa on ohjeita ihmiskeskeisten suunnittelumenetelmien käyttöön tietokonepohjaisia vuorovaikutteisia järjestelmiä varten koko systeemin elinajalle. <text:s/>Standardi määrittelee ihmiskeskeisen suunnittelun </text:span><text:span text:style-name="T5">vuorovaikutteisten systeemien kehittämisen lähestymistavaksi, jonka tavoitteena on tehdä järjestelmistä käytettäviä ja hyödyllisiä keskittymällä käyttäjiin, </text:span><text:span text:style-name="T6">heidän tarpeisiinsa ja vaatimuksiinsa. Suunnittelussa otetaan huomioon inhimilliset tekijät, ergonomia, tietämys </text:span><text:soft-page-break/><text:span text:style-name="T6">käytettävyydestä ja käytettävyystekniikat. </text:span><text:span text:style-name="T7">(</text:span><text:span text:style-name="T8">ISO 9241-210:2010</text:span><text:span text:style-name="T7">)</text:span></text:p>
      <text:p text:style-name="P35"/>
      <text:p text:style-name="P36"><text:span text:style-name="T13">S</text:span>tandardi määrittelee <text:span text:style-name="T14">kuusi </text:span>yleistä ihmiskeskeisen suunnittelun periaatetta, jotka eivät liity mihinkään erityiseen kehityssyklin vaiheeseen, 1) <text:span text:style-name="T14">suunnittelu pohjautuu </text:span>käyttäjien ja tehtävien vaatimukset <text:span text:style-name="T14">hyvään </text:span>ymmär<text:span text:style-name="T14">tämiseen</text:span> <text:span text:style-name="T14">2) k</text:span>äyttäjät osallistuvat kehitykseen <text:span text:style-name="T14">suunnittelun ja kehitystyön aikana</text:span>, <text:span text:style-name="T14">3) käyttäjäkeskeinen evaluaatio ohjaa ja hioo suunnitteluratkaisuja ( the design is driven and refined by user-centred evaluation), 4) suunnitteluratkaisuja iteroidaan 5) suunnittelussa huomioidaan koko käyttäjäkokemus ja 6) suunnittelussa käytetään poikkitieteellisesti useiden eri sovellusalueiden menetelmiä ja näkökulmia. Standardin ytimenä on käyttäjäkeskeisten suunnitteluaktiviteettien esittely. </text:span><text:reference-mark-start text:name="ADDIN CSL_CITATION {&quot;properties&quot;: {&quot;noteIndex&quot;: 0}, &quot;mendeley&quot;: {&quot;plainTextFormattedCitation&quot;: &quot;(Jokela, Iivari, Matero, &amp; Karukka, 2003)&quot;, &quot;formattedCitation&quot;: &quot;(Jokela, Iivari, Matero, &amp; Karukka, 2003)&quot;, &quot;previouslyFormattedCitation&quot;: &quot;(Jokela, Iivari, Matero, &amp; Karukka, 2003)&quot;}, &quot;citationItems&quot;: [{&quot;id&quot;: &quot;ITEM-1&quot;, &quot;itemData&quot;: {&quot;abstract&quot;: &quot;ISO 9241-11 and ISO 13407 are two important standards related to usability: the former one provides the definition of usability and the latter one guidance for designing usability. We carried out an interpretative analysis of ISO 13407 from the viewpoint of the standard definition of usability from ISO 9241-11. The results show that ISO 13407 provides only partly guidance for designing usability as presumed by the definition. Guidance for describing users and environments are provided but very limited guidance is provided for the descriptions of user goals and usability measures, and generally for the process of producing the various outcomes.&quot;, &quot;page&quot;: &quot;53-60&quot;, &quot;title&quot;: &quot;The Standard of User-Centered Design and the Standard Definition of Usability : Analyzing ISO 13407 against ISO 9241-11&quot;, &quot;id&quot;: &quot;ITEM-1&quot;, &quot;issued&quot;: {&quot;date-parts&quot;: [[&quot;2003&quot;]]}, &quot;type&quot;: &quot;article-journal&quot;, &quot;ISBN&quot;: &quot;9781450343244&quot;, &quot;DOI&quot;: &quot;10.1145/944519.944525&quot;, &quot;author&quot;: [{&quot;family&quot;: &quot;Jokela&quot;, &quot;parse-names&quot;: false, &quot;suffix&quot;: &quot;&quot;, &quot;non-dropping-particle&quot;: &quot;&quot;, &quot;dropping-particle&quot;: &quot;&quot;, &quot;given&quot;: &quot;Timo&quot;}, {&quot;family&quot;: &quot;Iivari&quot;, &quot;parse-names&quot;: false, &quot;suffix&quot;: &quot;&quot;, &quot;non-dropping-particle&quot;: &quot;&quot;, &quot;dropping-particle&quot;: &quot;&quot;, &quot;given&quot;: &quot;Netta&quot;}, {&quot;family&quot;: &quot;Matero&quot;, &quot;parse-names&quot;: false, &quot;suffix&quot;: &quot;&quot;, &quot;non-dropping-particle&quot;: &quot;&quot;, &quot;dropping-particle&quot;: &quot;&quot;, &quot;given&quot;: &quot;Juha&quot;}, {&quot;family&quot;: &quot;Karukka&quot;, &quot;parse-names&quot;: false, &quot;suffix&quot;: &quot;&quot;, &quot;non-dropping-particle&quot;: &quot;&quot;, &quot;dropping-particle&quot;: &quot;&quot;, &quot;given&quot;: &quot;Minna&quot;}], &quot;volume&quot;: &quot;46&quot;, &quot;container-title&quot;: &quot;Design&quot;}, &quot;uris&quot;: [&quot;http://www.mendeley.com/documents/?uuid=98a64631-18aa-41a0-bdde-935a9c9f65e5&quot;]}], &quot;schema&quot;: &quot;https://github.com/citation-style-language/schema/raw/master/csl-citation.json&quot;} RNDcodgd6dcLu"/><text:span text:style-name="T24">(Jokela, Iivari, Matero, &amp; Karukka, 2003)</text:span><text:reference-mark-end text:name="ADDIN CSL_CITATION {&quot;properties&quot;: {&quot;noteIndex&quot;: 0}, &quot;mendeley&quot;: {&quot;plainTextFormattedCitation&quot;: &quot;(Jokela, Iivari, Matero, &amp; Karukka, 2003)&quot;, &quot;formattedCitation&quot;: &quot;(Jokela, Iivari, Matero, &amp; Karukka, 2003)&quot;, &quot;previouslyFormattedCitation&quot;: &quot;(Jokela, Iivari, Matero, &amp; Karukka, 2003)&quot;}, &quot;citationItems&quot;: [{&quot;id&quot;: &quot;ITEM-1&quot;, &quot;itemData&quot;: {&quot;abstract&quot;: &quot;ISO 9241-11 and ISO 13407 are two important standards related to usability: the former one provides the definition of usability and the latter one guidance for designing usability. We carried out an interpretative analysis of ISO 13407 from the viewpoint of the standard definition of usability from ISO 9241-11. The results show that ISO 13407 provides only partly guidance for designing usability as presumed by the definition. Guidance for describing users and environments are provided but very limited guidance is provided for the descriptions of user goals and usability measures, and generally for the process of producing the various outcomes.&quot;, &quot;page&quot;: &quot;53-60&quot;, &quot;title&quot;: &quot;The Standard of User-Centered Design and the Standard Definition of Usability : Analyzing ISO 13407 against ISO 9241-11&quot;, &quot;id&quot;: &quot;ITEM-1&quot;, &quot;issued&quot;: {&quot;date-parts&quot;: [[&quot;2003&quot;]]}, &quot;type&quot;: &quot;article-journal&quot;, &quot;ISBN&quot;: &quot;9781450343244&quot;, &quot;DOI&quot;: &quot;10.1145/944519.944525&quot;, &quot;author&quot;: [{&quot;family&quot;: &quot;Jokela&quot;, &quot;parse-names&quot;: false, &quot;suffix&quot;: &quot;&quot;, &quot;non-dropping-particle&quot;: &quot;&quot;, &quot;dropping-particle&quot;: &quot;&quot;, &quot;given&quot;: &quot;Timo&quot;}, {&quot;family&quot;: &quot;Iivari&quot;, &quot;parse-names&quot;: false, &quot;suffix&quot;: &quot;&quot;, &quot;non-dropping-particle&quot;: &quot;&quot;, &quot;dropping-particle&quot;: &quot;&quot;, &quot;given&quot;: &quot;Netta&quot;}, {&quot;family&quot;: &quot;Matero&quot;, &quot;parse-names&quot;: false, &quot;suffix&quot;: &quot;&quot;, &quot;non-dropping-particle&quot;: &quot;&quot;, &quot;dropping-particle&quot;: &quot;&quot;, &quot;given&quot;: &quot;Juha&quot;}, {&quot;family&quot;: &quot;Karukka&quot;, &quot;parse-names&quot;: false, &quot;suffix&quot;: &quot;&quot;, &quot;non-dropping-particle&quot;: &quot;&quot;, &quot;dropping-particle&quot;: &quot;&quot;, &quot;given&quot;: &quot;Minna&quot;}], &quot;volume&quot;: &quot;46&quot;, &quot;container-title&quot;: &quot;Design&quot;}, &quot;uris&quot;: [&quot;http://www.mendeley.com/documents/?uuid=98a64631-18aa-41a0-bdde-935a9c9f65e5&quot;]}], &quot;schema&quot;: &quot;https://github.com/citation-style-language/schema/raw/master/csl-citation.json&quot;} RNDcodgd6dcLu"/><text:span text:style-name="T14">⁠</text:span></text:p>
      <text:p text:style-name="P36"/>
      <text:p text:style-name="P37">Prosessi alkaa ihmiskeskeisen suunnittelun tarpeen tunnistamisesta. Tämän jälkeen siirrytään luomaan iteroimalla ratkaisua, joka tyydyttää sekä käyttäjän, että organisaation vaatimukset. Iteraatiosyklissä on neljä vaihetta. Ensimmäiseksi täytyy ymmärtää ja täsmentää käyttökonteksti. Tämä tarkoittaa käyttäjän ja käyttöympäristön tuntemista, sekä käyttäjän tehtävien tuntemista.<text:reference-mark-start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4Zfb63iTmW"/><text:span text:style-name="T22">(Kujala et al., 2011)</text:span><text:reference-mark-end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4Zfb63iTmW"/>⁠ Oleellista tietoa käyttäjistä voi olla esimerkiksi käyttäjien taidot, koulutus ja kokemus. Sovelluksesta riippuen myös käyttäjän fyysisillä ominaisuuksilla, tavoilla, mieltymyksillä ja muilla kyvyillä voi olla merkitystä. Jos on tarpeellista käyttäjien ominaisuudet voidaan määritellä käyttäjätyypeittäin. Esimerkiksi sovelluksen ylläpitäjällä voi olla erilaiset taidot kuin sovelluksen loppukäyttäjällä. Käyttäjien tehtävistä pitäisi tietää myös tehtävän kesto ja se kuinka usein tehtävää suoritetaan. Lisäksi kuvauksesta tulisi käydä ilmi käyttäjän lopulliset tavoitteet, miksi käyttäjä käyttää järjestelmää. Tehtäviä ei tulisi kuvailla pelkästään sovelluksen toiminnallisuuksien tai ominaisuuksien kautta. Käyttöympäristöön kuuluu käytettyjen laitteiden ja ohjelmistojen lisäksi myös fyysinen ja sosiaalinen ympäristö, jossa tuotetta tullaan käyttämään. Käyttöympäristön kannalta oleellisia voivat olla myös tuotteen käyttöön liittyvät lait tai kulttuuriset tekijät. <text:span text:style-name="T26">[ISO-standardi</text:span>]</text:p>
      <text:p text:style-name="P37"/>
      <text:p text:style-name="P37">Seuraavaksi määritellään käyttäjän ja organisaation vaatimukset. Vaatimuksissa tulisi määritellä käyttäjät ja muut suunnitteluun oleellisesti liittyvät henkilöt, esittää selkeästi ihmiskeskeiset suunnittelutavoitteet ja priorisoida vaatimukset, Vaatimuksia tehtäessä tulee ottaa huomioon useita erityyppisiä asioita käyttäjien suorittamien tehtävien lisäksi, <text:soft-page-break/>kuten lainsäädännöstä tulevat vaatimukset, liiketoiminnan asettamat vaatimukset, ylläpidettävyys ja käyttäjien koulutus. Tuotteen käytettävyydelle määritellään vaatimusten pohjalta onnistumiskriteerit. Kriteerit määritellään käyttäjän tehtävittäin. Esimerkkinä voisi olla kriteeri, että kuinka nopeasti tyypillinen käyttäjä pystyy tallentamaan lisäämänsä tiedot. Kriteerien tulee olla sellaisia, että niiden toteutumista voidaan mitata. Kerätyt vaatimukset ja niiden onnistumiskriteerit varmistetaan käyttäjiltä. Myös riittävästä dokumentaatiosta tulee huolehtia.<text:reference-mark-start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ySOP07hIcu"/><text:span text:style-name="T22">(Kujala et al., 2011)</text:span><text:reference-mark-end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ySOP07hIcu"/>⁠ <text:s/><text:span text:style-name="T26">Standardi</text:span>] </text:p>
      <text:p text:style-name="P37"/>
      <text:p text:style-name="P37">Seuraavassa vaiheessa tuotetaan suunnitteluratkaisut kerätyn tiedon pohjalta. Viimeisessä iteraation vaiheessa suunnitteluratkaisut evaluoidaan luotuja vaatimuksia vasten. Jos suunnitteluratkaisu ei täytä vielä vaatimuksia, aloitetaan seuraava iteraatiosykli. Iterointia jatketaan, kunnes vaatimukset on saavutettu. [] </text:p>
      <text:p text:style-name="P37"/>
      <text:p text:style-name="P38">Ihmiskeskeisen suunnittelun filosofia on yksinkertainen: käyttäjät tietävät parhaiten omat tarpeensa, tavoitteensa ja mieltymyksensä [<text:span text:style-name="T26">Designing for interaction</text:span>] Suunnittelijan tehtäväksi jää selvittää ne ja suunnitella käyttäjien tarpeet täyttäviä järjestelmiä. <text:span text:style-name="T15">Endsleyn (2016) mukaan t</text:span>ämä ei kuitenkaan tarkoita, että käyttäjiltä kysyttäisiin, että mitä he tarvitsevat ja sen antamista käyttäjille. Ensinnäkin käyttäjät tietävät usein vain osittain, mit<text:span text:style-name="T15">ä he haluavat verrattuna nykytilanteeseen. Käyttäjillä on yleensä myös hyvin rajoittunut käsitys siitä, kuinka nämä tarpeet voidaan tehokkaasti toteuttaa käyttöliittymässä. Lisäksi <text:s/>Endsleyn mukaan useimmilla systeemeillä on useita eri käyttäjiä, joilla on kaikilla omat käsityksensä siitä, mitä he haluaisivat toteutettavan järjestelmään. Tuloksena on suunnitteluratkaisuja, jotka ovat tyypillisesti satunnaisia ja epäsäännönmukaisia käyttöliittymässä. Lisäksi Endsley huomauttaa, että useita suunnitteluvirheitä ei huomata. </text:span><text:reference-mark-start text:name="ADDIN CSL_CITATION {&quot;properties&quot;: {&quot;noteIndex&quot;: 0}, &quot;mendeley&quot;: {&quot;plainTextFormattedCitation&quot;: &quot;(Endsley, 2016)&quot;, &quot;formattedCitation&quot;: &quot;(Endsley, 2016)&quot;, &quot;previouslyFormattedCitation&quot;: &quot;(Endsley, 2016)&quot;}, &quot;citationItems&quot;: [{&quot;id&quot;: &quot;ITEM-1&quot;, &quot;itemData&quot;: {&quot;publisher&quot;: &quot;CRC Press&quot;, &quot;ISSN&quot;: &quot;1759-4774&quot;, &quot;id&quot;: &quot;ITEM-1&quot;, &quot;type&quot;: &quot;book&quot;, &quot;ISBN&quot;: &quot;9781420063585&quot;, &quot;issued&quot;: {&quot;date-parts&quot;: [[&quot;2016&quot;, &quot;7&quot;, &quot;10&quot;]]}, &quot;container-title&quot;: &quot;Design&quot;, &quot;author&quot;: [{&quot;family&quot;: &quot;Endsley&quot;, &quot;parse-names&quot;: false, &quot;suffix&quot;: &quot;&quot;, &quot;non-dropping-particle&quot;: &quot;&quot;, &quot;dropping-particle&quot;: &quot;&quot;, &quot;given&quot;: &quot;Mica R&quot;}], &quot;abstract&quot;: &quot;Enhancing situational awareness (SA) is a major design goal for projects in many fields, including aviation, ground transportation, air traffic control, nuclear power, medicine, space and systems maintenance, but little information exists in an integral format to support this. Designing for Situation Awareness is directed at human factors researchers and practitioners who are engaged in designing systems to support Situation Awareness (SA) in a wide variety of areas and is liberally illustrated with actual design examples. It requires that designers understand how people acquire and interpret information in such worlds and appreciate the factors that undermine this process.&quot;, &quot;edition&quot;: &quot;2nd&quot;, &quot;title&quot;: &quot;Designing for Situation Awareness: An Approach to User-Centered Design, Second Edition&quot;, &quot;number-of-pages&quot;: &quot;30-34&quot;, &quot;PMID&quot;: &quot;25421280&quot;, &quot;DOI&quot;: &quot;10.1201/9780203485088&quot;}, &quot;uris&quot;: [&quot;http://www.mendeley.com/documents/?uuid=7e0a26ec-cd5c-43ca-99a5-ce39fed25427&quot;]}], &quot;schema&quot;: &quot;https://github.com/citation-style-language/schema/raw/master/csl-citation.json&quot;} RND0exyRJATZO"/><text:span text:style-name="T25">(Endsley, 2016)</text:span><text:reference-mark-end text:name="ADDIN CSL_CITATION {&quot;properties&quot;: {&quot;noteIndex&quot;: 0}, &quot;mendeley&quot;: {&quot;plainTextFormattedCitation&quot;: &quot;(Endsley, 2016)&quot;, &quot;formattedCitation&quot;: &quot;(Endsley, 2016)&quot;, &quot;previouslyFormattedCitation&quot;: &quot;(Endsley, 2016)&quot;}, &quot;citationItems&quot;: [{&quot;id&quot;: &quot;ITEM-1&quot;, &quot;itemData&quot;: {&quot;publisher&quot;: &quot;CRC Press&quot;, &quot;ISSN&quot;: &quot;1759-4774&quot;, &quot;id&quot;: &quot;ITEM-1&quot;, &quot;type&quot;: &quot;book&quot;, &quot;ISBN&quot;: &quot;9781420063585&quot;, &quot;issued&quot;: {&quot;date-parts&quot;: [[&quot;2016&quot;, &quot;7&quot;, &quot;10&quot;]]}, &quot;container-title&quot;: &quot;Design&quot;, &quot;author&quot;: [{&quot;family&quot;: &quot;Endsley&quot;, &quot;parse-names&quot;: false, &quot;suffix&quot;: &quot;&quot;, &quot;non-dropping-particle&quot;: &quot;&quot;, &quot;dropping-particle&quot;: &quot;&quot;, &quot;given&quot;: &quot;Mica R&quot;}], &quot;abstract&quot;: &quot;Enhancing situational awareness (SA) is a major design goal for projects in many fields, including aviation, ground transportation, air traffic control, nuclear power, medicine, space and systems maintenance, but little information exists in an integral format to support this. Designing for Situation Awareness is directed at human factors researchers and practitioners who are engaged in designing systems to support Situation Awareness (SA) in a wide variety of areas and is liberally illustrated with actual design examples. It requires that designers understand how people acquire and interpret information in such worlds and appreciate the factors that undermine this process.&quot;, &quot;edition&quot;: &quot;2nd&quot;, &quot;title&quot;: &quot;Designing for Situation Awareness: An Approach to User-Centered Design, Second Edition&quot;, &quot;number-of-pages&quot;: &quot;30-34&quot;, &quot;PMID&quot;: &quot;25421280&quot;, &quot;DOI&quot;: &quot;10.1201/9780203485088&quot;}, &quot;uris&quot;: [&quot;http://www.mendeley.com/documents/?uuid=7e0a26ec-cd5c-43ca-99a5-ce39fed25427&quot;]}], &quot;schema&quot;: &quot;https://github.com/citation-style-language/schema/raw/master/csl-citation.json&quot;} RND0exyRJATZO"/><text:span text:style-name="T15">⁠</text:span></text:p>
      <text:h text:style-name="P24" text:outline-level="2">Käytettävyys <text:span text:style-name="T16">ja käyttäjäkokemus</text:span></text:h>
      <text:p text:style-name="P39">Jotta voitaisiin ymmärtää, mitä käyttäjäkeskeisellä suunnittelulla haetaan, on hyvä ymmärtää peruskäsitteet käytettävyys ja käyttäjäkokemus. Käytettävyys on yksi ohjelmiston laadullinen ominaisuus samoin kuin toimivuus, tehokkuus tai ylläpidettävyys<text:reference-mark-start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l4ZB5MfCNN"/><text:span text:style-name="T22">(Kujala et al., 2011)</text:span><text:reference-mark-end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l4ZB5MfCNN"/>⁠ . Määriteltäessä ohjelmiston laatuvaatimuksia, myös käytettävyysvaatimukset tulisi määritellä. <text:s/></text:p>
      <text:p text:style-name="P30"><text:soft-page-break/></text:p>
      <text:p text:style-name="P39"><text:s/>Käytettävyys määritellään ISO-9241-standardin mukaan sinä “vaikuttavuutena, tehokkuutena ja tyytyväisyytenä, joilla palvelulle määritellyt käyttäjät saavuttavat määritellyt tavoitteet tietyssä ympäristössä”. Vaikuttavuudella tarkoitetaan sitä tarkkuutta ja täydellisyyttä, millä käyttäjät saavuttavat määritellyt tavoitteet. Tehokkuudella tarkoitetaan sitä kuinka paljon resursseja tavoitteiden saavuttamiseen joudutaan käyttämään. Tyytyväisyydellä tarkoitetaan käyttäjän tyytyväisyyttä laitteen tai järjestelmän käyttöön, vuorovaikutuksen sujuvuuteen ja saavutettuihin tuloksiin. (<text:span text:style-name="T26">ISO-standardi 9241-11, 1998</text:span>) </text:p>
      <text:p text:style-name="P39"/>
      <text:p text:style-name="P39">Toinen suosittu käytettävyyden määritelmä on alan pioneerin Jacob Nielsenin <text:span text:style-name="T27">()</text:span> määritelmä, joka jakaa käytettävyyden viiteen eri komponenttiin: </text:p>
      <text:p text:style-name="P40"/>
      <text:p text:style-name="P27">1) opittavuus, eli kuinka helppoa käyttäjien on suorittaa tavallisia toimenpiteitä ensimmäisellä käyttökerralla,</text:p>
      <text:p text:style-name="P27">2) tehokkuus, eli kuinka nopeasti käyttäjät, jotka ovat oppineet käyttämään järjestelmää, pystyvät suoriutumaan tehtävistään,</text:p>
      <text:p text:style-name="P27">3) muistettavuus, eli kuinka nopeasti käyttäjät pystyvät käyttämään järjestelmää jälleen tehokkaasti tauon jälkeen, </text:p>
      <text:p text:style-name="P27">4) kuinka paljon virheitä käyttäjät tekevät, kuinka vakavia nämä virheet ovat ja kuinka helppo niistä on toipua,</text:p>
      <text:p text:style-name="P28">5) kuinka miellyttävää käyttö on.</text:p>
      <text:p text:style-name="P41">Nielsenin määritelmässä käytettävyys-käsitteessä on ISO-standardiin verrattuna lisätty aikaulottuvuus. Nielsenin määritelmässä käytettävyys on suure, joka voi muuttua ajan kuluessa, kun käyttäjä oppii käyttämään järjestelmää tai pitää taukoa järjestelmän käytöstä. </text:p>
      <text:p text:style-name="P42"/>
      <text:p text:style-name="P42">ISO-9241-210 mukaan käyttäjäkokemus sisältää henkilön käsitykset ja reaktiot, jotka ovat seurausta tuotteen, järjestelmän tai palvelun käytöstä tai odotetusta käytöstä [<text:span text:style-name="T26">ISO-9241-210</text:span>]. Käyttäjäkokemus koostuu käyttäjän tunteista, uskomuksista, mieltymyksistä, fyysisistä ja psyykkisistä vasteista, käyttäytymisestä ja aikaansaannoksista, jotka syntyvät ennen käyttöä, käytön aikana ja käytön jälkeen. <text:soft-page-break/>Käyttäjäkokemus sisältää sekä kokemuksen käytännölliset tekijät, että nautinnolliset tekijät. </text:p>
      <text:p text:style-name="P42"/>
      <text:p text:style-name="P42">Käytännölliset ominaisuudet liittyvät käyttäjän tarpeeseen suorittaa tietyt tehtävät. Sitä vastoin nautinnollisilla ominaisuuksilla, kuten esteettisyydellä, innovatisuudella ja omaleimaisuudella, ei ole varsinaisesti tekemistä tehtävän suorittamisen kanssa. Pitkässä käytössä nautinnolliset tekijät vaikuttavat olevan tärkeämpiä käyttäjäkokemuksen kannalta kuin käytännölliset tekijät.<text:reference-mark-start text:name="ADDIN CSL_CITATION {&quot;properties&quot;: {&quot;noteIndex&quot;: 0}, &quot;mendeley&quot;: {&quot;plainTextFormattedCitation&quot;: &quot;(Kujala et al., 2011)&quot;, &quot;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dmtJX3Weq0"/><text:span text:style-name="T22">(Kujala et al., 2011)</text:span><text:reference-mark-end text:name="ADDIN CSL_CITATION {&quot;properties&quot;: {&quot;noteIndex&quot;: 0}, &quot;mendeley&quot;: {&quot;plainTextFormattedCitation&quot;: &quot;(Kujala et al., 2011)&quot;, &quot;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dmtJX3Weq0"/></text:p>
      <text:p text:style-name="P42"/>
      <text:p text:style-name="P42"><text:s/>Samoin kuin käytettävyyden ISO-standardin mukainen määritelmä, myöskään tämä määritelmä ei tuo esiin sitä, että käyttäjäkokemus kestää koko tuotteen käyttämisen ajan ja voi muuttua käytön aikana esimerkiksi alkuinnostuksesta tuskastumiseen tai päinvastoin. </text:p>
      <text:p text:style-name="P32"/>
      <text:p text:style-name="P32"/>
      <text:p text:style-name="P32"/>
      <text:p text:style-name="P32">Usein kehittäjän, joka näkee konepellin alla toimivat syy ja seuraus -suhteet, voi olla vaikea ymmärtää käyttäjän näkemystä asiasta. </text:p>
      <text:p text:style-name="P43"/>
      <text:p text:style-name="P29"><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ce style:name="OpenSymbol" svg:font-family="OpenSymbol"/>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528in" style:writing-mode="lr-tb"/>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00%" fo:text-indent="0in" style:auto-text-indent="false" style:page-number="auto"/>
    </style:style>
    <style:style style:name="Heading" style:family="paragraph" style:parent-style-name="Standard" style:next-style-name="Ensimmäinen_20_kappale" style:class="text" style:master-page-name="">
      <style:paragraph-properties fo:margin-top="0.5827in" fo:margin-bottom="0.5827in" loext:contextual-spacing="false" style:page-number="auto" fo:break-before="page" fo:keep-with-next="always"/>
      <style:text-properties fo:text-transform="uppercase" style:font-name="Arial" fo:font-family="Arial" style:font-family-generic="swiss" style:font-pitch="variable" fo:font-size="18pt" fo:font-weight="bold"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20%" fo:text-align="justify" style:justify-single-word="false" fo:orphans="2" fo:widows="2" fo:hyphenation-ladder-count="no-limit" fo:text-indent="0.248in" style:auto-text-indent="true" style:page-number="auto" style:shadow="none">
        <style:tab-stops/>
      </style:paragraph-properties>
      <style:text-properties fo:hyphenate="true" fo:hyphenation-remain-char-count="2" fo:hyphenation-push-char-count="2"/>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fo:line-height="120%" text:number-lines="false" text:line-number="0"/>
      <style:text-properties style:font-name-complex="Lucida Sans1" style:font-family-complex="'Lucida San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text-properties fo:text-transform="uppercase"/>
    </style:style>
    <style:style style:name="Heading_20_1" style:display-name="Heading 1" style:family="paragraph" style:parent-style-name="Heading" style:next-style-name="Ensimmäinen_20_kappale" style:default-outline-level="1" style:class="text" style:master-page-name="Standard">
      <style:paragraph-properties fo:margin-left="0.6929in" fo:margin-right="0in" fo:text-indent="-0.6929in" style:auto-text-indent="false" style:page-number="auto">
        <style:tab-stops/>
      </style:paragraph-properties>
      <style:text-properties fo:font-size="18pt"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variant="normal" fo:text-transform="none"/>
    </style:style>
    <style:style style:name="Ensimmäinen_20_kappale" style:display-name="Ensimmäinen kappale" style:family="paragraph" style:parent-style-name="Text_20_body" style:next-style-name="Text_20_body">
      <style:paragraph-properties fo:margin-left="0in" fo:margin-right="0in" fo:text-indent="0in" style:auto-text-indent="false"/>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imiön_20_iso_20_otsikko" style:display-name="Nimiön iso otsikko" style:family="paragraph" style:parent-style-name="Heading">
      <style:paragraph-properties fo:margin-top="0in" fo:margin-bottom="0in" loext:contextual-spacing="false"/>
      <style:text-properties fo:font-size="14pt"/>
    </style:style>
    <style:style style:name="Nimiön_20_pieni_20_otsikko" style:display-name="Nimiön pieni otsikko" style:family="paragraph" style:parent-style-name="Nimiön_20_iso_20_otsikko">
      <style:text-properties fo:font-variant="normal" fo:text-transform="none" fo:font-size="12pt" fo:font-weight="normal"/>
    </style:style>
    <style:style style:name="Nimiön_20_tarkastajatiedot" style:display-name="Nimiön tarkastajatiedot" style:family="paragraph" style:parent-style-name="Frame_20_contents" style:master-page-name="">
      <style:paragraph-properties fo:margin-left="0in" fo:margin-right="0in" fo:line-height="100%" fo:text-align="start" style:justify-single-word="false" fo:text-indent="0in" style:auto-text-indent="false" style:page-number="auto"/>
      <style:text-properties style:font-name="Arial1" fo:font-family="Arial" style:font-style-name="Normaali" style:font-family-generic="swiss" style:font-pitch="variable"/>
    </style:style>
    <style:style style:name="Tiivistelmä_20_-_20_Muut" style:display-name="Tiivistelmä - Muut" style:family="paragraph" style:parent-style-name="Ensimmäinen_20_kappale" style:master-page-name="">
      <style:paragraph-properties fo:line-height="100%" fo:text-align="start" style:justify-single-word="false" fo:hyphenation-ladder-count="no-limit" style:page-number="auto"/>
      <style:text-properties style:font-name="Arial1" fo:font-family="Arial" style:font-style-name="Normaali" style:font-family-generic="swiss" style:font-pitch="variable" fo:hyphenate="false" fo:hyphenation-remain-char-count="2" fo:hyphenation-push-char-count="2"/>
    </style:style>
    <style:style style:name="Tiivistelmä_20_-_20_Koulun_20_nimi" style:display-name="Tiivistelmä - Koulun nimi" style:family="paragraph" style:parent-style-name="Tiivistelmä_20_-_20_Muut" style:next-style-name="Tiivistelmä_20_-_20_Muut">
      <style:text-properties fo:text-transform="uppercase"/>
    </style:style>
    <style:style style:name="Johdantosivun_20_otsikko" style:display-name="Johdantosivun otsikko" style:family="paragraph" style:parent-style-name="Heading" style:next-style-name="Ensimmäinen_20_kappale" style:master-page-name="Johdantosivut">
      <style:paragraph-properties fo:margin-top="0.1654in" fo:margin-bottom="0.1654in" loext:contextual-spacing="false" style:page-number="auto" fo:break-before="auto" fo:break-after="auto"/>
    </style:style>
    <style:style style:name="Contents_20_1" style:display-name="Contents 1" style:family="paragraph" style:parent-style-name="Index" style:class="index" style:master-page-name="">
      <style:paragraph-properties fo:margin-left="0.3937in" fo:margin-right="0in" fo:text-indent="-0.3937in" style:auto-text-indent="false" style:page-number="auto">
        <style:tab-stops>
          <style:tab-stop style:position="6.4965in" style:type="right" style:leader-style="dotted" style:leader-text="."/>
        </style:tab-stops>
      </style:paragraph-properties>
      <style:text-properties fo:text-transform="upperca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Ensimmäinen_20_kappale" style:default-outline-level="2" style:class="text" style:master-page-name="">
      <style:paragraph-properties fo:margin-top="0.252in" fo:margin-bottom="0.1654in" loext:contextual-spacing="false" style:page-number="auto" fo:break-before="auto" fo:break-after="auto"/>
      <style:text-properties fo:font-variant="normal" fo:text-transform="non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Ensimmäinen_20_kappale" style:default-outline-level="3" style:class="text" style:master-page-name="">
      <style:paragraph-properties fo:margin-top="0.1654in" fo:margin-bottom="0.1654in" loext:contextual-spacing="false" style:page-number="auto" fo:break-before="auto" fo:break-after="auto"/>
      <style:text-properties fo:font-variant="normal" fo:text-transform="non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8862in" fo:margin-right="0in" fo:text-indent="-0.4925in" style:auto-text-indent="false">
        <style:tab-stops>
          <style:tab-stop style:position="5.7091in" style:type="right" style:leader-style="dotted" style:leader-text="."/>
        </style:tab-stops>
      </style:paragraph-properties>
    </style:style>
    <style:style style:name="Contents_20_3" style:display-name="Contents 3" style:family="paragraph" style:parent-style-name="Index" style:class="index">
      <style:paragraph-properties fo:margin-left="1.378in" fo:margin-right="0in" fo:text-indent="-0.4925in" style:auto-text-indent="false">
        <style:tab-stops>
          <style:tab-stop style:position="5.5126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1965in" style:auto-text-indent="false"/>
    </style:style>
    <style:style style:name="Liitesivujen_20_otsikko" style:display-name="Liitesivujen otsikko" style:family="paragraph" style:parent-style-name="Heading" style:next-style-name="Ensimmäinen_20_kappale" style:master-page-name="Liitesivut">
      <style:paragraph-properties style:page-number="auto"/>
    </style:style>
    <style:style style:name="Sisällysluettelo_20_numeroimaton" style:display-name="Sisällysluettelo numeroimaton" style:family="paragraph" style:parent-style-name="Sisällysluettelo_20_ykköstaso">
      <style:paragraph-properties>
        <style:tab-stops>
          <style:tab-stop style:position="0in"/>
          <style:tab-stop style:position="6.3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10" style:display-name="Contents 10" style:family="paragraph" style:parent-style-name="Index" style:class="index" style:master-page-name="">
      <style:paragraph-properties fo:margin-left="0in" fo:margin-right="0in" fo:text-indent="0in" style:auto-text-indent="false" style:page-number="auto" style:shadow="none">
        <style:tab-stops/>
      </style:paragraph-properties>
    </style:style>
    <style:style style:name="Koodi" style:family="paragraph" style:parent-style-name="Text_20_body" style:list-style-name="Koodinumerointi" style:master-page-name="">
      <style:paragraph-properties fo:line-height="100%" fo:text-align="start" style:justify-single-word="false" fo:hyphenation-ladder-count="no-limit" style:register-true="false" style:page-number="auto" fo:padding="0in" fo:border="none" style:shadow="none" text:number-lines="true" text:line-number="1">
        <style:tab-stops/>
      </style:paragraph-properties>
      <style:text-properties style:font-name="Courier New" fo:font-family="'Courier New'" style:font-style-name="Regular" style:font-family-generic="modern" style:font-pitch="variable" fo:font-size="9pt"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left="0.3937in" fo:margin-right="0in" fo:margin-top="0in" fo:margin-bottom="0.1965in" loext:contextual-spacing="false" fo:text-align="end" style:justify-single-word="false" fo:text-indent="0in" style:auto-text-indent="false" style:border-line-width-bottom="0.0008in 0.0138in 0.0008in" fo:padding="0in" fo:border-left="none" fo:border-right="none" fo:border-top="none" fo:border-bottom="1.11pt double #808080" text:number-lines="false" text:line-number="0" style:join-border="false"/>
      <style:text-properties fo:font-size="10pt" fo:font-style="italic" style:font-size-asian="6pt" style:font-size-complex="6pt"/>
    </style:style>
    <style:style style:name="Koodilistaus" style:family="paragraph" style:parent-style-name="Caption"/>
    <style:style style:name="Tiivistelmä_20_-_20_Leipäteksti" style:display-name="Tiivistelmä - Leipäteksti" style:family="paragraph" style:parent-style-name="Text_20_body">
      <style:paragraph-properties fo:line-height="100%"/>
    </style:style>
    <style:style style:name="Tiivistelmä_20_-_20_Ensimmäinen_20_kappale" style:display-name="Tiivistelmä - Ensimmäinen kappale" style:family="paragraph" style:parent-style-name="Ensimmäinen_20_kappale" style:next-style-name="Tiivistelmä_20_-_20_Leipäteksti">
      <style:paragraph-properties fo:line-height="100%"/>
    </style:style>
    <style:style style:name="Header_20_right" style:display-name="Header righ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Johdantosivujen_20_ylätunniste" style:display-name="Johdantosivujen ylätunniste" style:family="paragraph" style:parent-style-name="Header">
      <style:text-properties fo:font-variant="normal" fo:text-transform="none"/>
    </style:style>
    <style:style style:name="Sisällysluettelo_20_ykköstaso" style:display-name="Sisällysluettelo ykköstaso" style:family="paragraph" style:parent-style-name="Contents_20_1"/>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in" style:auto-text-indent="false" style:vertical-align="baseline" style:writing-mode="lr-tb"/>
      <style:text-properties fo:color="#000000" style:font-name="Liberation Serif" fo:font-family="'Liberation Serif'" style:font-family-generic="roman" style:font-pitch="variable" fo:font-size="12pt" fo:language="en" fo:country="US"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in" fo:margin-right="0in" fo:margin-top="0in" fo:margin-bottom="0.0972in" loext:contextual-spacing="false" fo:line-height="120%" fo:text-align="start" style:justify-single-word="false" fo:orphans="2" fo:widows="2" fo:hyphenation-ladder-count="no-limit" fo:text-indent="0in" style:auto-text-indent="false" style:vertical-align="baseline" style:writing-mode="lr-tb"/>
      <style:text-properties fo:color="#000000" style:font-name="Liberation Serif" fo:font-family="'Liberation Serif'" style:font-family-generic="roman" style:font-pitch="variable" fo:font-size="12pt" fo:language="en" fo:country="US"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Preformatted_20_Text" style:display-name="Preformatted Text" style:family="paragraph" style:parent-style-name="Standard" style:class="html"/>
    <style:style style:name="endnote_20_text" style:display-name="endnote text"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83in" fo:margin-right="0in" style:wrap="parallel" style:number-wrapped-paragraphs="no-limit" style:wrap-contour="false" style:vertical-pos="middle" style:vertical-rel="text" fo:background-color="transparent" draw:fill="none" draw:fill-color="#ffffff"/>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929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181in" fo:text-indent="-0.6181in" fo:margin-left="0.6181in"/>
        </style:list-level-properties>
      </text:outline-level-style>
      <text:outline-level-style text:level="3" style:num-format="1" text:display-levels="3">
        <style:list-level-properties text:list-level-position-and-space-mode="label-alignment">
          <style:list-level-label-alignment text:label-followed-by="listtab" text:list-tab-stop-position="0.5398in" fo:text-indent="-0.5398in" fo:margin-left="0.5398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Koodinumerointi">
      <text:list-level-style-number text:level="1" text:style-name="Numbering_20_Symbols" style:num-format="1" text:start-value="86">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0.9839in" fo:text-indent="-0.5902in" fo:margin-left="0.9839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0.9839in" fo:text-indent="-0.5902in" fo:margin-left="0.983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5752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i" style:print-orientation="portrait" fo:margin-top="0.9839in" fo:margin-bottom="0.9839in" fo:margin-left="1.5752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 style:print-orientation="portrait" fo:margin-top="0.9839in" fo:margin-bottom="0.9839in" fo:margin-left="1.5752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9839in" fo:margin-bottom="0.9839in" fo:margin-left="1.5752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Johdantosivut" style:page-layout-name="Mpm2">
      <style:header>
        <text:p text:style-name="Johdantosivujen_20_ylätunniste"><text:tab/><text:tab/><text:page-number text:select-page="current">vii</text:page-number></text:p>
      </style:header>
    </style:master-page>
    <style:master-page style:name="First_20_Page" style:display-name="First Page" style:page-layout-name="Mpm3" style:next-style-name="Standard"/>
    <style:master-page style:name="HTML" style:page-layout-name="Mpm4"/>
    <style:master-page style:name="Liitesivut" style:page-layout-name="Mpm5">
      <style:header>
        <text:p text:style-name="Header"><text:tab/><text:tab/><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28:37.620053554</meta:creation-date>
    <meta:generator>LibreOffice/5.1.6.2$Linux_X86_64 LibreOffice_project/10m0$Build-2</meta:generator>
    <meta:editing-duration>PT16H36M16S</meta:editing-duration>
    <meta:editing-cycles>5</meta:editing-cycles>
    <dc:title>pohja-1.6</dc:title>
    <dc:date>2017-07-26T12:37:14.290333122</dc:date>
    <meta:document-statistic meta:table-count="0" meta:image-count="0" meta:object-count="0" meta:page-count="6" meta:paragraph-count="39" meta:word-count="1228" meta:character-count="11481" meta:non-whitespace-character-count="10282"/>
  </office:meta>
</office:document-meta>
</file>